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7.597cm"/>
    </style:style>
    <style:style style:name="co2" style:family="table-column">
      <style:table-column-properties fo:break-before="auto" style:column-width="7.026cm"/>
    </style:style>
    <style:style style:name="co3" style:family="table-column">
      <style:table-column-properties fo:break-before="auto" style:column-width="2.258cm"/>
    </style:style>
    <style:style style:name="ro1" style:family="table-row">
      <style:table-row-properties style:row-height="2.157cm" fo:break-before="auto" style:use-optimal-row-height="false"/>
    </style:style>
    <style:style style:name="ro2" style:family="table-row">
      <style:table-row-properties style:row-height="2.42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ff"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style>
    <style:style style:name="ce6" style:family="table-cell" style:parent-style-name="Default">
      <style:table-cell-properties fo:background-color="#81d41a"/>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number-columns-repeated="16382" table:default-cell-style-name="Default"/>
        <table:table-row table:style-name="ro1">
          <table:table-cell office:value-type="string" calcext:value-type="string">
            <text:p><text:span text:style-name="T1">Accuracy and Reliability:</text:span> Investigate methods to improve the accuracy and reliability of medical sensors and wearables, especially in challenging conditions such as during motion or in varying environmental conditions.</text:p>
          </table:table-cell>
          <table:table-cell table:number-columns-repeated="16383"/>
        </table:table-row>
        <table:table-row table:style-name="ro1">
          <table:table-cell office:value-type="string" calcext:value-type="string">
            <text:p><text:span text:style-name="T1">Miniaturization and Integration:</text:span> Explore techniques to miniaturize sensors for wearability and integrate multiple sensors into a single wearable device to monitor various health parameters simultaneously.</text:p>
          </table:table-cell>
          <table:table-cell table:number-columns-repeated="16383"/>
        </table:table-row>
        <table:table-row table:style-name="ro2">
          <table:table-cell office:value-type="string" calcext:value-type="string">
            <text:p><text:span text:style-name="T1">User Interface and Experience:</text:span> Investigate ways to improve user interfaces and overall user experience of medical wearables, considering factors such as ease of use, comfort, and accessibility for different user groups, including the elderly and individuals with disabilities.</text:p>
          </table:table-cell>
          <table:table-cell table:number-columns-repeated="16383"/>
        </table:table-row>
        <table:table-row table:style-name="ro3">
          <table:table-cell office:value-type="string" calcext:value-type="string">
            <text:p><text:span text:style-name="T1">Biocompatibility and Safety:</text:span> Research materials and designs that ensure the biocompatibility and safety of wearable sensors, minimizing risks such as skin irritation or allergic reactions over prolonged use.</text:p>
          </table:table-cell>
          <table:table-cell table:number-columns-repeated="16383"/>
        </table:table-row>
        <table:table-row table:style-name="ro3">
          <table:table-cell table:style-name="ce3" office:value-type="string" calcext:value-type="string">
            <text:p><text:span text:style-name="T1">Privacy and Security:</text:span> Address concerns related to privacy and security of data collected by medical wearables, exploring encryption methods, data anonymization techniques, and secure data transmission protocols.</text:p>
          </table:table-cell>
          <table:table-cell table:style-name="ce5" table:number-columns-repeated="16383"/>
        </table:table-row>
        <table:table-row table:style-name="ro3">
          <table:table-cell office:value-type="string" calcext:value-type="string">
            <text:p><text:span text:style-name="T1">Remote Patient Monitoring:</text:span> Investigate the role of wearable sensors in remote patient monitoring, enabling healthcare providers to remotely monitor patients' health status, manage chronic conditions, and intervene in case of emergencies.</text:p>
          </table:table-cell>
          <table:table-cell table:number-columns-repeated="16383"/>
        </table:table-row>
        <table:table-row table:style-name="ro3">
          <table:table-cell office:value-type="string" calcext:value-type="string">
            <text:p><text:span text:style-name="T1">Customization and Personalization:</text:span> Explore methods to customize and personalize wearable sensor technologies to individual users, considering factors such as age, gender, lifestyle, and specific health conditions.</text:p>
          </table:table-cell>
          <table:table-cell table:number-columns-repeated="16383"/>
        </table:table-row>
        <table:table-row table:style-name="ro3">
          <table:table-cell table:style-name="ce4" office:value-type="string" calcext:value-type="string">
            <text:p><text:span text:style-name="T1">Wearable Drug Delivery Systems:</text:span> Investigate the integration of drug delivery systems into wearable devices, enabling continuous or on-demand delivery of medications based on real-time health data monitoring.</text:p>
          </table:table-cell>
          <table:table-cell table:style-name="ce6" office:value-type="string" calcext:value-type="string">
            <text:p>Chemical sensors</text:p>
          </table:table-cell>
          <table:table-cell table:style-name="ce6" table:number-columns-repeated="1638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en" fo:country="IE"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22:36:20.378481383</meta:creation-date>
    <dc:date>2024-03-20T11:29:35.094314940</dc:date>
    <meta:editing-duration>PT1H29M29S</meta:editing-duration>
    <meta:editing-cycles>3</meta:editing-cycles>
    <meta:generator>LibreOffice/7.4.7.2$Linux_X86_64 LibreOffice_project/40$Build-2</meta:generator>
    <meta:document-statistic meta:table-count="1" meta:cell-count="9" meta:object-count="0"/>
  </office:meta>
</office:document-meta>
</file>